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15cm"/>
    </style:style>
    <style:style style:name="co2" style:family="table-column">
      <style:table-column-properties fo:break-before="auto" style:column-width="8.117cm"/>
    </style:style>
    <style:style style:name="co3" style:family="table-column">
      <style:table-column-properties fo:break-before="auto" style:column-width="7.599cm"/>
    </style:style>
    <style:style style:name="co4" style:family="table-column">
      <style:table-column-properties fo:break-before="auto" style:column-width="12.875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9.458cm"/>
    </style:style>
    <style:style style:name="co8" style:family="table-column">
      <style:table-column-properties fo:break-before="auto" style:column-width="5.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ugustGues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table:number-columns-repeated="7"/>
        </table:table-row>
        <table:table-row table:style-name="ro1">
          <table:table-cell office:value-type="string">
            <text:p>version</text:p>
          </table:table-cell>
          <table:table-cell office:value-type="string">
            <text:p>features/aims</text:p>
          </table:table-cell>
          <table:table-cell office:value-type="string">
            <text:p>Atlassian Estimates based Guess in dev days</text:p>
          </table:table-cell>
          <table:table-cell office:value-type="string">
            <text:p>notes</text:p>
          </table:table-cell>
          <table:table-cell office:value-type="string">
            <text:p>DEV day total</text:p>
          </table:table-cell>
          <table:table-cell office:value-type="string">
            <text:p>human date gues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“1.1.1”</text:p>
          </table:table-cell>
          <table:table-cell office:value-type="string">
            <text:p>Core functionalit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“1.1.2”</text:p>
          </table:table-cell>
          <table:table-cell office:value-type="string">
            <text:p>Registry/Billing</text:p>
          </table:table-cell>
          <table:table-cell office:value-type="float" office:value="0">
            <text:p>0</text:p>
          </table:table-cell>
          <table:table-cell table:style-name="Default" office:value-type="string">
            <text:p>should be zero (all closed in atlassian)...needs updating</text:p>
          </table:table-cell>
          <table:table-cell table:number-columns-repeated="3"/>
        </table:table-row>
        <table:table-row table:style-name="ro2">
          <table:table-cell office:value-type="string">
            <text:p>1.1.1a</text:p>
          </table:table-cell>
          <table:table-cell office:value-type="string">
            <text:p>Core functionality</text:p>
          </table:table-cell>
          <table:table-cell office:value-type="float" office:value="6">
            <text:p>6</text:p>
          </table:table-cell>
          <table:table-cell office:value-type="string">
            <text:p>all testing time only. <text:s/>Maybe 60% of this testing could be done by non-dev team. Can also be done in parallel</text:p>
          </table:table-cell>
          <table:table-cell table:style-name="ce2" office:value-type="float" office:value="6">
            <text:p>6</text:p>
          </table:table-cell>
          <table:table-cell office:value-type="string">
            <text:p>parallel work can happen while we do other tasks?</text:p>
          </table:table-cell>
          <table:table-cell/>
        </table:table-row>
        <table:table-row table:style-name="ro1">
          <table:table-cell office:value-type="string">
            <text:p>1.1.1b</text:p>
          </table:table-cell>
          <table:table-cell office:value-type="string">
            <text:p>Stability and core features</text:p>
          </table:table-cell>
          <table:table-cell office:value-type="float" office:value="11.2">
            <text:p>11.2</text:p>
          </table:table-cell>
          <table:table-cell/>
          <table:table-cell table:style-name="ce3" table:formula="of:=SUM([.C1:.C7])" office:value-type="float" office:value="17.2">
            <text:p>17.2</text:p>
          </table:table-cell>
          <table:table-cell table:style-name="ce4" office:value-type="date" office:date-value="2012-09-09">
            <text:p>09/09/12</text:p>
          </table:table-cell>
          <table:table-cell/>
        </table:table-row>
        <table:table-row table:style-name="ro1">
          <table:table-cell office:value-type="string">
            <text:p>1.1.1c</text:p>
          </table:table-cell>
          <table:table-cell office:value-type="string">
            <text:p>Stability and core features</text:p>
          </table:table-cell>
          <table:table-cell office:value-type="float" office:value="16.675">
            <text:p>16.675</text:p>
          </table:table-cell>
          <table:table-cell/>
          <table:table-cell table:style-name="ce3" table:formula="of:=SUM([.C1:.C8])" office:value-type="float" office:value="33.875">
            <text:p>33.875</text:p>
          </table:table-cell>
          <table:table-cell table:style-name="ce4" office:value-type="date" office:date-value="2012-09-20">
            <text:p>20/09/12</text:p>
          </table:table-cell>
          <table:table-cell/>
        </table:table-row>
        <table:table-row table:style-name="ro1">
          <table:table-cell office:value-type="string">
            <text:p>1.1.1d</text:p>
          </table:table-cell>
          <table:table-cell office:value-type="string">
            <text:p>Data extraction module/functionality</text:p>
          </table:table-cell>
          <table:table-cell office:value-type="float" office:value="40">
            <text:p>40</text:p>
          </table:table-cell>
          <table:table-cell/>
          <table:table-cell table:style-name="ce3" table:formula="of:=SUM([.C2:.C9])" office:value-type="float" office:value="73.875">
            <text:p>73.875</text:p>
          </table:table-cell>
          <table:table-cell table:style-name="ce4" office:value-type="date" office:date-value="2012-10-20">
            <text:p>20/10/12</text:p>
          </table:table-cell>
          <table:table-cell/>
        </table:table-row>
        <table:table-row table:style-name="ro3">
          <table:table-cell office:value-type="string">
            <text:p>1.1.1e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44">
            <text:p>44</text:p>
          </table:table-cell>
          <table:table-cell office:value-type="string">
            <text:p>the more hands on deck testing: <text:s/>the less dev time for this.</text:p>
          </table:table-cell>
          <table:table-cell table:style-name="ce2" table:formula="of:=SUM([.C4:.C10])" office:value-type="float" office:value="117.875">
            <text:p>117.875</text:p>
          </table:table-cell>
          <table:table-cell table:style-name="ce5" office:value-type="date" office:date-value="2012-11-20">
            <text:p>20/11/12</text:p>
          </table:table-cell>
          <table:table-cell office:value-type="string">
            <text:p>this magical number allows for very little testing really...or for the inevitable bugs picked up in testing. <text:s text:c="6"/>The more help we get from now until the release day, the better to make sure peoples data is going to be as expected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 office:value-type="string">
            <text:p>“1.1.3”</text:p>
          </table:table-cell>
          <table:table-cell office:value-type="string">
            <text:p>Geneological Family etc, base strutcture, data transfer and visualisation</text:p>
          </table:table-cell>
          <table:table-cell office:value-type="float" office:value="60">
            <text:p>60</text:p>
          </table:table-cell>
          <table:table-cell office:value-type="string">
            <text:p>40 days is our guess for base structure and importing data. <text:s/>Crazy loose guess at 20 days for some kind of linking to a visualisation solution</text:p>
          </table:table-cell>
          <table:table-cell table:style-name="ce2" table:formula="of:=SUM([.C2:.C13])" office:value-type="float" office:value="177.875">
            <text:p>177.875</text:p>
          </table:table-cell>
          <table:table-cell table:style-name="ce4" office:value-type="date" office:date-value="2013-01-07">
            <text:p>07/01/13</text:p>
          </table:table-cell>
          <table:table-cell office:value-type="string">
            <text:p>Trav will be away about 4 weeks, but could do some work remotely. <text:s/>Plus whatever holidays everyone else takes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4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2" table:formula="of:=SUM([.C2:.C15])" office:value-type="float" office:value="227.875">
            <text:p>227.875</text:p>
          </table:table-cell>
          <table:table-cell table:style-name="ce4" office:value-type="date" office:date-value="2013-02-12">
            <text:p>12/02/13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</table:table-row>
        <table:table-row table:style-name="ro2">
          <table:table-cell office:value-type="string">
            <text:p>“1.1.6”</text:p>
          </table:table-cell>
          <table:table-cell office:value-type="string">
            <text:p>Enhanced data linkage and reporting</text:p>
          </table:table-cell>
          <table:table-cell office:value-type="float" office:value="40">
            <text:p>40</text:p>
          </table:table-cell>
          <table:table-cell office:value-type="string">
            <text:p>I wont even claim to have a decent guess at this...jsut throwing a number out there... what is this?</text:p>
          </table:table-cell>
          <table:table-cell table:style-name="ce2" table:formula="of:=SUM([.C3:.C16])" office:value-type="float" office:value="267.875">
            <text:p>267.875</text:p>
          </table:table-cell>
          <table:table-cell table:style-name="ce4" office:value-type="date" office:date-value="2013-03-10">
            <text:p>10/03/13</text:p>
          </table:table-cell>
          <table:table-cell office:value-type="string">
            <text:p>guesses are starting to get meaningless</text:p>
          </table:table-cell>
        </table:table-row>
        <table:table-row table:style-name="ro1">
          <table:table-cell office:value-type="string">
            <text:p>“2.0.0”</text:p>
          </table:table-cell>
          <table:table-cell office:value-type="string">
            <text:p>feature requests and things like test scripts</text:p>
          </table:table-cell>
          <table:table-cell office:value-type="float" office:value="56">
            <text:p>56</text:p>
          </table:table-cell>
          <table:table-cell office:value-type="string">
            <text:p>this stuff may sneak up???</text:p>
          </table:table-cell>
          <table:table-cell table:style-name="ce2" table:formula="of:=SUM([.C1:.C17])" office:value-type="float" office:value="323.875">
            <text:p>323.875</text:p>
          </table:table-cell>
          <table:table-cell table:style-name="ce4" office:value-type="date" office:date-value="2013-04-20">
            <text:p>20/04/13</text:p>
          </table:table-cell>
          <table:table-cell/>
        </table:table-row>
        <table:table-row table:style-name="ro1">
          <table:table-cell office:value-type="string">
            <text:p>“3.0.0”</text:p>
          </table:table-cell>
          <table:table-cell office:value-type="string">
            <text:p>optomistic feature requests</text:p>
          </table:table-cell>
          <table:table-cell office:value-type="float" office:value="16">
            <text:p>16</text:p>
          </table:table-cell>
          <table:table-cell office:value-type="string">
            <text:p>this stuff may sneak up???</text:p>
          </table:table-cell>
          <table:table-cell table:style-name="ce2" table:formula="of:=SUM([.C1:.C18])" office:value-type="float" office:value="339.875">
            <text:p>339.875</text:p>
          </table:table-cell>
          <table:table-cell table:style-name="ce4" office:value-type="date" office:date-value="2013-05-01">
            <text:p>01/05/13</text:p>
          </table:table-cell>
          <table:table-cell/>
        </table:table-row>
        <table:table-row table:style-name="ro1">
          <table:table-cell office:value-type="string">
            <text:p>1.1.1b-admin</text:p>
          </table:table-cell>
          <table:table-cell office:value-type="string">
            <text:p>admin tasks not for developers</text:p>
          </table:table-cell>
          <table:table-cell office:value-type="string">
            <text:p>n\a</text:p>
          </table:table-cell>
          <table:table-cell office:value-type="string">
            <text:p>hopefully this is parallel to development</text:p>
          </table:table-cell>
          <table:table-cell table:style-name="ce2" table:formula="of:=SUM([.C2:.C19])" office:value-type="float" office:value="339.875">
            <text:p>339.875</text:p>
          </table:table-cell>
          <table:table-cell office:value-type="string">
            <text:p>n/a</text:p>
          </table:table-cell>
          <table:table-cell/>
        </table:table-row>
        <table:table-row table:style-name="ro1">
          <table:table-cell office:value-type="string">
            <text:p>“1.1.4”</text:p>
          </table:table-cell>
          <table:table-cell office:value-type="string">
            <text:p>OLD Data extraction module/functionality project</text:p>
          </table:table-cell>
          <table:table-cell office:value-type="string">
            <text:p>ZERO...moved up above to make logical order</text:p>
          </table:table-cell>
          <table:table-cell/>
          <table:table-cell office:value-type="string">
            <text:p>n/a</text:p>
          </table:table-cell>
          <table:table-cell table:number-columns-repeated="2"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edB4Prd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table:style-name="ce2" office:value-type="string">
            <text:p>THIS VERSION IS PUTTING PEDIGREE BEFORE PROD RELEASE TO MEET FUNDING DEADLINES</text:p>
          </table:table-cell>
          <table:table-cell table:number-columns-repeated="7"/>
        </table:table-row>
        <table:table-row table:style-name="ro1">
          <table:table-cell office:value-type="string">
            <text:p>version</text:p>
          </table:table-cell>
          <table:table-cell office:value-type="string">
            <text:p>features/aims</text:p>
          </table:table-cell>
          <table:table-cell office:value-type="string">
            <text:p>Atlassian Estimates based Guess in dev days</text:p>
          </table:table-cell>
          <table:table-cell office:value-type="string">
            <text:p>notes</text:p>
          </table:table-cell>
          <table:table-cell office:value-type="string">
            <text:p>DEV day total</text:p>
          </table:table-cell>
          <table:table-cell office:value-type="string">
            <text:p>human date gues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“1.1.1”</text:p>
          </table:table-cell>
          <table:table-cell office:value-type="string">
            <text:p>Core functionality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“1.1.2”</text:p>
          </table:table-cell>
          <table:table-cell office:value-type="string">
            <text:p>Registry/Billing</text:p>
          </table:table-cell>
          <table:table-cell office:value-type="float" office:value="0">
            <text:p>0</text:p>
          </table:table-cell>
          <table:table-cell table:style-name="Default" office:value-type="string">
            <text:p>should be zero (all closed in atlassian)...needs updating</text:p>
          </table:table-cell>
          <table:table-cell table:number-columns-repeated="4"/>
        </table:table-row>
        <table:table-row table:style-name="ro2">
          <table:table-cell office:value-type="string">
            <text:p>1.1.1a</text:p>
          </table:table-cell>
          <table:table-cell office:value-type="string">
            <text:p>Core functionality</text:p>
          </table:table-cell>
          <table:table-cell office:value-type="float" office:value="6">
            <text:p>6</text:p>
          </table:table-cell>
          <table:table-cell office:value-type="string">
            <text:p>all testing time only. <text:s/>Maybe 60% of this testing could be done by non-dev team. Can also be done in parallel</text:p>
          </table:table-cell>
          <table:table-cell table:style-name="ce2" office:value-type="float" office:value="6">
            <text:p>6</text:p>
          </table:table-cell>
          <table:table-cell office:value-type="string">
            <text:p>parallel work can happen while we do other tasks?</text:p>
          </table:table-cell>
          <table:table-cell table:number-columns-repeated="2"/>
        </table:table-row>
        <table:table-row table:style-name="ro1">
          <table:table-cell office:value-type="string">
            <text:p>1.1.1b</text:p>
          </table:table-cell>
          <table:table-cell office:value-type="string">
            <text:p>Stability and core features</text:p>
          </table:table-cell>
          <table:table-cell office:value-type="float" office:value="9.75">
            <text:p>9.75</text:p>
          </table:table-cell>
          <table:table-cell/>
          <table:table-cell table:style-name="ce3" table:formula="of:=SUM([.C1:.C7])" office:value-type="float" office:value="15.75">
            <text:p>15.75</text:p>
          </table:table-cell>
          <table:table-cell table:style-name="ce4" office:value-type="date" office:date-value="2012-09-11">
            <text:p>11/09/12</text:p>
          </table:table-cell>
          <table:table-cell table:number-columns-repeated="2"/>
        </table:table-row>
        <table:table-row table:style-name="ro1">
          <table:table-cell office:value-type="string">
            <text:p>1.1.1c</text:p>
          </table:table-cell>
          <table:table-cell office:value-type="string">
            <text:p>Stability and core features</text:p>
          </table:table-cell>
          <table:table-cell office:value-type="float" office:value="16.675">
            <text:p>16.675</text:p>
          </table:table-cell>
          <table:table-cell/>
          <table:table-cell table:style-name="ce3" table:formula="of:=SUM([.C1:.C8])" office:value-type="float" office:value="32.425">
            <text:p>32.425</text:p>
          </table:table-cell>
          <table:table-cell table:style-name="ce4" office:value-type="date" office:date-value="2012-09-20">
            <text:p>20/09/12</text:p>
          </table:table-cell>
          <table:table-cell table:number-columns-repeated="2"/>
        </table:table-row>
        <table:table-row table:style-name="ro1">
          <table:table-cell office:value-type="string">
            <text:p>1.1.1d</text:p>
          </table:table-cell>
          <table:table-cell office:value-type="string">
            <text:p>Data extraction module/functionality</text:p>
          </table:table-cell>
          <table:table-cell office:value-type="float" office:value="40">
            <text:p>40</text:p>
          </table:table-cell>
          <table:table-cell/>
          <table:table-cell table:style-name="ce3" table:formula="of:=SUM([.C2:.C9])" office:value-type="float" office:value="72.425">
            <text:p>72.425</text:p>
          </table:table-cell>
          <table:table-cell table:style-name="ce4" office:value-type="date" office:date-value="2012-10-20">
            <text:p>20/10/12</text:p>
          </table:table-cell>
          <table:table-cell table:number-columns-repeated="2"/>
        </table:table-row>
        <table:table-row table:style-name="ro2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3" table:formula="of:=SUM([.C1:.C10])" office:value-type="float" office:value="122.425">
            <text:p>122.425</text:p>
          </table:table-cell>
          <table:table-cell table:style-name="ce4" office:value-type="date" office:date-value="2012-11-23">
            <text:p>23/11/12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3">
          <table:table-cell office:value-type="string">
            <text:p>1.1.1e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44">
            <text:p>44</text:p>
          </table:table-cell>
          <table:table-cell office:value-type="string">
            <text:p>the more hands on deck testing: <text:s/>the less dev time for this.</text:p>
          </table:table-cell>
          <table:table-cell table:style-name="ce2" table:formula="of:=SUM([.C4:.C11])" office:value-type="float" office:value="166.425">
            <text:p>166.425</text:p>
          </table:table-cell>
          <table:table-cell table:style-name="ce5" office:value-type="date" office:date-value="2013-01-06">
            <text:p>06/01/13</text:p>
          </table:table-cell>
          <table:table-cell office:value-type="string">
            <text:p>this magical number allows for very little testing really...or for the inevitable bugs picked up in testing. <text:s text:c="6"/>The more help we get from now until the release day, the better to make sure peoples data is going to be as expected</text:p>
          </table:table-cell>
          <table:table-cell office:value-type="string">
            <text:p>Could sneak in before Xmas break, might sneak in after???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2" table:formula="of:=SUM([.C2:.C15])" office:value-type="float" office:value="216.425">
            <text:p>216.425</text:p>
          </table:table-cell>
          <table:table-cell table:style-name="ce4" office:value-type="date" office:date-value="2013-02-12">
            <text:p>12/02/13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2">
          <table:table-cell office:value-type="string">
            <text:p>“1.1.6”</text:p>
          </table:table-cell>
          <table:table-cell office:value-type="string">
            <text:p>Enhanced data linkage and reporting</text:p>
          </table:table-cell>
          <table:table-cell office:value-type="float" office:value="40">
            <text:p>40</text:p>
          </table:table-cell>
          <table:table-cell office:value-type="string">
            <text:p>I wont even claim to have a decent guess at this...jsut throwing a number out there... what is this?</text:p>
          </table:table-cell>
          <table:table-cell table:style-name="ce2" table:formula="of:=SUM([.C3:.C16])" office:value-type="float" office:value="256.425">
            <text:p>256.425</text:p>
          </table:table-cell>
          <table:table-cell table:style-name="ce4" office:value-type="date" office:date-value="2013-03-10">
            <text:p>10/03/13</text:p>
          </table:table-cell>
          <table:table-cell office:value-type="string">
            <text:p>guesses are starting to get meaningless</text:p>
          </table:table-cell>
          <table:table-cell/>
        </table:table-row>
        <table:table-row table:style-name="ro1">
          <table:table-cell office:value-type="string">
            <text:p>“2.0.0”</text:p>
          </table:table-cell>
          <table:table-cell office:value-type="string">
            <text:p>feature requests and things like test scripts</text:p>
          </table:table-cell>
          <table:table-cell office:value-type="float" office:value="56">
            <text:p>56</text:p>
          </table:table-cell>
          <table:table-cell office:value-type="string">
            <text:p>this stuff may sneak up???</text:p>
          </table:table-cell>
          <table:table-cell table:style-name="ce2" table:formula="of:=SUM([.C1:.C17])" office:value-type="float" office:value="312.425">
            <text:p>312.425</text:p>
          </table:table-cell>
          <table:table-cell table:style-name="ce4" office:value-type="date" office:date-value="2013-04-20">
            <text:p>20/04/13</text:p>
          </table:table-cell>
          <table:table-cell table:number-columns-repeated="2"/>
        </table:table-row>
        <table:table-row table:style-name="ro1">
          <table:table-cell office:value-type="string">
            <text:p>“3.0.0”</text:p>
          </table:table-cell>
          <table:table-cell office:value-type="string">
            <text:p>optomistic feature requests</text:p>
          </table:table-cell>
          <table:table-cell office:value-type="float" office:value="16">
            <text:p>16</text:p>
          </table:table-cell>
          <table:table-cell office:value-type="string">
            <text:p>this stuff may sneak up???</text:p>
          </table:table-cell>
          <table:table-cell table:style-name="ce2" table:formula="of:=SUM([.C1:.C18])" office:value-type="float" office:value="328.425">
            <text:p>328.425</text:p>
          </table:table-cell>
          <table:table-cell table:style-name="ce4" office:value-type="date" office:date-value="2013-05-01">
            <text:p>01/05/13</text:p>
          </table:table-cell>
          <table:table-cell table:number-columns-repeated="2"/>
        </table:table-row>
        <table:table-row table:style-name="ro1">
          <table:table-cell office:value-type="string">
            <text:p>1.1.1b-admin</text:p>
          </table:table-cell>
          <table:table-cell office:value-type="string">
            <text:p>admin tasks not for developers</text:p>
          </table:table-cell>
          <table:table-cell office:value-type="string">
            <text:p>n\a</text:p>
          </table:table-cell>
          <table:table-cell office:value-type="string">
            <text:p>hopefully this is parallel to development</text:p>
          </table:table-cell>
          <table:table-cell table:style-name="ce2" table:formula="of:=SUM([.C2:.C19])" office:value-type="float" office:value="328.425">
            <text:p>328.425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“1.1.4”</text:p>
          </table:table-cell>
          <table:table-cell office:value-type="string">
            <text:p>OLD Data extraction module/functionality project</text:p>
          </table:table-cell>
          <table:table-cell office:value-type="string">
            <text:p>ZERO...moved up above to make logical order</text:p>
          </table:table-cell>
          <table:table-cell/>
          <table:table-cell office:value-type="string">
            <text:p>n/a</text:p>
          </table:table-cell>
          <table:table-cell table:number-columns-repeated="3"/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quicklyAccros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table:style-name="ce2" office:value-type="string">
            <text:p>THIS VERSION IS DISCUSSED WITH PAUL MON 3rd Sept. <text:s/>Aim is to get data across ASAP, and offer support with reports, etc, and in doing so we then figure out extract requirements etc.</text:p>
          </table:table-cell>
          <table:table-cell table:number-columns-repeated="7"/>
        </table:table-row>
        <table:table-row table:style-name="ro1">
          <table:table-cell office:value-type="string">
            <text:p>version</text:p>
          </table:table-cell>
          <table:table-cell office:value-type="string">
            <text:p>features/aims</text:p>
          </table:table-cell>
          <table:table-cell office:value-type="string">
            <text:p>Atlassian Estimates based Guess in dev days</text:p>
          </table:table-cell>
          <table:table-cell office:value-type="string">
            <text:p>notes</text:p>
          </table:table-cell>
          <table:table-cell office:value-type="string">
            <text:p>DEV day total</text:p>
          </table:table-cell>
          <table:table-cell office:value-type="string">
            <text:p>human date gues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“1.1.1”</text:p>
          </table:table-cell>
          <table:table-cell office:value-type="string">
            <text:p>Core functionality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“1.1.2”</text:p>
          </table:table-cell>
          <table:table-cell office:value-type="string">
            <text:p>Registry/Billing</text:p>
          </table:table-cell>
          <table:table-cell office:value-type="float" office:value="0">
            <text:p>0</text:p>
          </table:table-cell>
          <table:table-cell table:style-name="Default" office:value-type="string">
            <text:p>should be zero (all closed in atlassian)...needs updating</text:p>
          </table:table-cell>
          <table:table-cell table:number-columns-repeated="4"/>
        </table:table-row>
        <table:table-row table:style-name="ro2">
          <table:table-cell office:value-type="string">
            <text:p>1.1.1a</text:p>
          </table:table-cell>
          <table:table-cell office:value-type="string">
            <text:p>Core functionality</text:p>
          </table:table-cell>
          <table:table-cell office:value-type="float" office:value="6">
            <text:p>6</text:p>
          </table:table-cell>
          <table:table-cell office:value-type="string">
            <text:p>all testing time only. <text:s/>Maybe 60% of this testing could be done by non-dev team. Can also be done in parallel</text:p>
          </table:table-cell>
          <table:table-cell table:style-name="ce2" office:value-type="float" office:value="6">
            <text:p>6</text:p>
          </table:table-cell>
          <table:table-cell office:value-type="string">
            <text:p>parallel work can happen while we do other tasks?</text:p>
          </table:table-cell>
          <table:table-cell table:number-columns-repeated="2"/>
        </table:table-row>
        <table:table-row table:style-name="ro1">
          <table:table-cell office:value-type="string">
            <text:p>1.1.1b</text:p>
          </table:table-cell>
          <table:table-cell office:value-type="string">
            <text:p>Stability and core features</text:p>
          </table:table-cell>
          <table:table-cell office:value-type="float" office:value="6.5">
            <text:p>6.5</text:p>
          </table:table-cell>
          <table:table-cell/>
          <table:table-cell table:style-name="ce3" table:formula="of:=SUM([.C1:.C7])" office:value-type="float" office:value="12.5">
            <text:p>12.5</text:p>
          </table:table-cell>
          <table:table-cell table:style-name="ce4" office:value-type="date" office:date-value="2012-09-11">
            <text:p>11/09/12</text:p>
          </table:table-cell>
          <table:table-cell table:number-columns-repeated="2"/>
        </table:table-row>
        <table:table-row table:style-name="ro1">
          <table:table-cell office:value-type="string">
            <text:p>1.1.1c</text:p>
          </table:table-cell>
          <table:table-cell office:value-type="string">
            <text:p>Stability and core features</text:p>
          </table:table-cell>
          <table:table-cell office:value-type="float" office:value="17.75">
            <text:p>17.75</text:p>
          </table:table-cell>
          <table:table-cell/>
          <table:table-cell table:style-name="ce3" table:formula="of:=SUM([.C1:.C8])" office:value-type="float" office:value="30.25">
            <text:p>30.25</text:p>
          </table:table-cell>
          <table:table-cell table:style-name="ce4" office:value-type="date" office:date-value="2012-09-22">
            <text:p>22/09/12</text:p>
          </table:table-cell>
          <table:table-cell table:number-columns-repeated="2"/>
        </table:table-row>
        <table:table-row table:style-name="ro3">
          <table:table-cell office:value-type="string">
            <text:p>1.1.1e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44">
            <text:p>44</text:p>
          </table:table-cell>
          <table:table-cell office:value-type="string">
            <text:p>the more hands on deck testing: <text:s/>the less dev time for this. <text:s/>Paul recommends Chris to approach most of this on his own while I continue on coding</text:p>
          </table:table-cell>
          <table:table-cell table:style-name="ce2" table:formula="of:=SUM([.C4:.C12])" office:value-type="float" office:value="164.25">
            <text:p>164.25</text:p>
          </table:table-cell>
          <table:table-cell table:style-name="ce5" office:value-type="date" office:date-value="2012-11-17">
            <text:p>17/11/12</text:p>
          </table:table-cell>
          <table:table-cell office:value-type="string">
            <text:p>this magical number allows for very little testing really...or for the inevitable bugs picked up in testing. <text:s text:c="6"/>The more help we get from now until the release day, the better to make sure peoples data is going to be as expected</text:p>
          </table:table-cell>
          <table:table-cell office:value-type="string">
            <text:p>Could sneak in before Xmas break, might sneak in after???</text:p>
          </table:table-cell>
        </table:table-row>
        <table:table-row table:style-name="ro1">
          <table:table-cell table:number-columns-repeated="4"/>
          <table:table-cell table:style-name="ce2"/>
          <table:table-cell table:style-name="ce5"/>
          <table:table-cell table:number-columns-repeated="2"/>
        </table:table-row>
        <table:table-row table:style-name="ro1">
          <table:table-cell office:value-type="string">
            <text:p>1.1.1d</text:p>
          </table:table-cell>
          <table:table-cell office:value-type="string">
            <text:p>Data extraction module/functionality</text:p>
          </table:table-cell>
          <table:table-cell office:value-type="float" office:value="40">
            <text:p>40</text:p>
          </table:table-cell>
          <table:table-cell office:value-type="string">
            <text:p>Travis doing this in parallel with Chris doing the data move </text:p>
          </table:table-cell>
          <table:table-cell table:style-name="ce3" table:formula="of:=SUM([.C2:.C9])" office:value-type="float" office:value="74.25">
            <text:p>74.25</text:p>
          </table:table-cell>
          <table:table-cell table:style-name="ce4" office:value-type="date" office:date-value="2012-11-20">
            <text:p>20/11/12</text:p>
          </table:table-cell>
          <table:table-cell table:number-columns-repeated="2"/>
        </table:table-row>
        <table:table-row table:style-name="ro2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3" table:formula="of:=SUM([.C1:.C11])" office:value-type="float" office:value="114.25">
            <text:p>114.25</text:p>
          </table:table-cell>
          <table:table-cell table:style-name="ce4" office:value-type="date" office:date-value="2012-11-23">
            <text:p>23/11/12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2" table:formula="of:=SUM([.C2:.C16])" office:value-type="float" office:value="214.25">
            <text:p>214.25</text:p>
          </table:table-cell>
          <table:table-cell table:style-name="ce4" office:value-type="date" office:date-value="2013-02-12">
            <text:p>12/02/13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2">
          <table:table-cell office:value-type="string">
            <text:p>“1.1.6”</text:p>
          </table:table-cell>
          <table:table-cell office:value-type="string">
            <text:p>Enhanced data linkage and reporting</text:p>
          </table:table-cell>
          <table:table-cell office:value-type="float" office:value="40">
            <text:p>40</text:p>
          </table:table-cell>
          <table:table-cell office:value-type="string">
            <text:p>I wont even claim to have a decent guess at this...jsut throwing a number out there... what is this?</text:p>
          </table:table-cell>
          <table:table-cell table:style-name="ce2" table:formula="of:=SUM([.C3:.C17])" office:value-type="float" office:value="254.25">
            <text:p>254.25</text:p>
          </table:table-cell>
          <table:table-cell table:style-name="ce4" office:value-type="date" office:date-value="2013-03-10">
            <text:p>10/03/13</text:p>
          </table:table-cell>
          <table:table-cell office:value-type="string">
            <text:p>guesses are starting to get meaningless</text:p>
          </table:table-cell>
          <table:table-cell/>
        </table:table-row>
        <table:table-row table:style-name="ro1">
          <table:table-cell office:value-type="string">
            <text:p>“2.0.0”</text:p>
          </table:table-cell>
          <table:table-cell office:value-type="string">
            <text:p>feature requests and things like test scripts</text:p>
          </table:table-cell>
          <table:table-cell office:value-type="float" office:value="56">
            <text:p>56</text:p>
          </table:table-cell>
          <table:table-cell office:value-type="string">
            <text:p>this stuff may sneak up???</text:p>
          </table:table-cell>
          <table:table-cell table:style-name="ce2" table:formula="of:=SUM([.C1:.C18])" office:value-type="float" office:value="310.25">
            <text:p>310.25</text:p>
          </table:table-cell>
          <table:table-cell table:style-name="ce4" office:value-type="date" office:date-value="2013-04-20">
            <text:p>20/04/13</text:p>
          </table:table-cell>
          <table:table-cell table:number-columns-repeated="2"/>
        </table:table-row>
        <table:table-row table:style-name="ro1">
          <table:table-cell office:value-type="string">
            <text:p>“3.0.0”</text:p>
          </table:table-cell>
          <table:table-cell office:value-type="string">
            <text:p>optomistic feature requests</text:p>
          </table:table-cell>
          <table:table-cell office:value-type="float" office:value="16">
            <text:p>16</text:p>
          </table:table-cell>
          <table:table-cell office:value-type="string">
            <text:p>this stuff may sneak up???</text:p>
          </table:table-cell>
          <table:table-cell table:style-name="ce2" table:formula="of:=SUM([.C1:.C19])" office:value-type="float" office:value="326.25">
            <text:p>326.25</text:p>
          </table:table-cell>
          <table:table-cell table:style-name="ce4" office:value-type="date" office:date-value="2013-05-01">
            <text:p>01/05/13</text:p>
          </table:table-cell>
          <table:table-cell table:number-columns-repeated="2"/>
        </table:table-row>
        <table:table-row table:style-name="ro1">
          <table:table-cell office:value-type="string">
            <text:p>Unscheduled</text:p>
          </table:table-cell>
          <table:table-cell office:value-type="string">
            <text:p>Scary bunch of tasks we are not sure about yet</text:p>
          </table:table-cell>
          <table:table-cell office:value-type="float" office:value="21.5">
            <text:p>21.5</text:p>
          </table:table-cell>
          <table:table-cell/>
          <table:table-cell table:style-name="ce2" table:formula="of:=SUM([.C2:.C20])" office:value-type="float" office:value="347.75">
            <text:p>347.75</text:p>
          </table:table-cell>
          <table:table-cell table:style-name="ce4" office:value-type="string">
            <text:p>?????</text:p>
          </table:table-cell>
          <table:table-cell table:number-columns-repeated="2"/>
        </table:table-row>
        <table:table-row table:style-name="ro1">
          <table:table-cell office:value-type="string">
            <text:p>1.1.1b-admin</text:p>
          </table:table-cell>
          <table:table-cell office:value-type="string">
            <text:p>admin tasks not for developers</text:p>
          </table:table-cell>
          <table:table-cell office:value-type="string">
            <text:p>n\a</text:p>
          </table:table-cell>
          <table:table-cell office:value-type="string">
            <text:p>hopefully this is parallel to development</text:p>
          </table:table-cell>
          <table:table-cell table:style-name="ce2" table:formula="of:=SUM([.C2:.C21])" office:value-type="float" office:value="347.75">
            <text:p>347.75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“1.1.4”</text:p>
          </table:table-cell>
          <table:table-cell office:value-type="string">
            <text:p>OLD Data extraction module/functionality project</text:p>
          </table:table-cell>
          <table:table-cell office:value-type="string">
            <text:p>ZERO...moved up above to make logical order</text:p>
          </table:table-cell>
          <table:table-cell/>
          <table:table-cell office:value-type="string">
            <text:p>n/a</text:p>
          </table:table-cell>
          <table:table-cell table:number-columns-repeated="3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4">04/09/2012</text:date>, <text:time>16:0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avis </meta:initial-creator>
    <meta:creation-date>2012-08-29T14:23:58</meta:creation-date>
    <dc:date>2012-09-04T16:08:13</dc:date>
    <dc:creator>travis </dc:creator>
    <meta:editing-duration>PT128H41M23S</meta:editing-duration>
    <meta:editing-cycles>16</meta:editing-cycles>
    <meta:generator>OpenOffice.org/3.2$Linux OpenOffice.org_project/320m12$Build-9483</meta:generator>
    <meta:document-statistic meta:table-count="3" meta:cell-count="262" meta:object-count="0"/>
  </office:meta>
</office:document-meta>
</file>